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8pt" fo:font-style="italic" style:text-underline-style="none"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center" style:justify-single-word="false"/>
      <style:text-properties fo:font-size="18pt" style:text-underline-style="none" fo:font-weight="normal" style:font-size-asian="15.75pt" style:font-weight-asian="normal" style:font-size-complex="18pt" style:font-weight-complex="normal"/>
    </style:style>
    <style:style style:name="P4" style:family="paragraph" style:parent-style-name="Text_20_body">
      <style:paragraph-properties fo:margin-top="0.1665in" fo:margin-bottom="0.0835in"/>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Text_20_body" style:list-style-name="L2">
      <style:paragraph-properties fo:margin-top="0.1665in" fo:margin-bottom="0.0835in"/>
      <style:text-properties style:font-name="Arial" fo:font-weight="bold" style:font-name-asian="DejaVu Sans" style:font-weight-asian="bold" style:font-name-complex="DejaVu Sans" style:font-weight-complex="bold"/>
    </style:style>
    <style:style style:name="P8" style:family="paragraph" style:parent-style-name="Text_20_body" style:list-style-name="L3">
      <style:paragraph-properties fo:margin-top="0.1665in" fo:margin-bottom="0.0835in"/>
      <style:text-properties style:font-name="Arial" fo:font-style="italic" fo:font-weight="bold" style:font-name-asian="DejaVu Sans" style:font-style-asian="italic" style:font-weight-asian="bold" style:font-name-complex="DejaVu Sans" style:font-style-complex="italic" style:font-weight-complex="bold"/>
    </style:style>
    <style:style style:name="P9" style:family="paragraph" style:parent-style-name="Text_20_body" style:list-style-name="L3">
      <style:paragraph-properties fo:margin-top="0.1665in" fo:margin-bottom="0.0835in"/>
    </style:style>
    <style:style style:name="P10" style:family="paragraph" style:parent-style-name="Heading_20_1" style:list-style-name="L1"/>
    <style:style style:name="P11" style:family="paragraph" style:parent-style-name="Heading_20_1" style:list-style-name="L1">
      <style:paragraph-properties fo:break-before="page"/>
    </style:style>
    <style:style style:name="P12" style:family="paragraph" style:parent-style-name="Heading_20_1" style:list-style-name="L1">
      <style:paragraph-properties fo:margin-top="0.1665in" fo:margin-bottom="0.0835in" fo:keep-with-next="alway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MA.SI</text:p>
      <text:p text:style-name="P3"/>
      <text:p text:style-name="P2">Model Language Specificatio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1.Purpose<text:tab/>3</text:p>
          <text:p text:style-name="P6">2.Model Language<text:tab/>3</text:p>
          <text:p text:style-name="P6"><text:s/>2.1 Array node functions<text:tab/>3</text:p>
          <text:p text:style-name="P6"><text:s/>2.2 Available Objects<text:tab/>3</text:p>
          <text:p text:style-name="P6">3. Ideas/ Future work<text:tab/>5</text:p>
        </text:index-body>
      </text:table-of-content>
      <text:p text:style-name="P2"/>
      <text:list text:style-name="L1">
        <text:list-item>
          <text:h text:style-name="P11" text:outline-level="1">Purpose</text:h>
        </text:list-item>
      </text:list>
      <text:p text:style-name="Text_20_body"><text:tab/>The purpose of this document is to describe the model language. The model language is used in a PSD model, as a value in model equations the <text:a xlink:type="simple" xlink:href="#2.2.Available Objects|outline">available objects</text:a> are also used in output variables.</text:p>
      <text:p text:style-name="Text_20_body"/>
      <text:list text:style-name="L1" text:continue-numbering="true">
        <text:list-item>
          <text:h text:style-name="P10" text:outline-level="1">Model Language</text:h>
        </text:list-item>
      </text:list>
      <text:p text:style-name="Text_20_body"><text:tab/>The model language uses the available properties of the model layer objects. Example expression of the MDL(<text:span text:style-name="T1">M</text:span>o<text:span text:style-name="T1">D</text:span>el <text:span text:style-name="T1">L</text:span>anguage):</text:p>
      <text:p text:style-name="Text_20_body"><text:span text:style-name="T2">project.availableTasks[develop].currentSchedule.team.availableEmployees(Size())<text:line-break/></text:span><text:span text:style-name="T4">The above example will retrieve the number of employees working in the develop task right now.The project,availableTasks,currentSchedule,team,availableEmployees are called nodes each node corresponds to a property of a model object. In the above example the availableTasks and the availableEmployees are array nodes. The array nodes can accept functions or names to retrieve specific model objects. Each expression must start with the project object.</text:span></text:p>
      <text:list text:style-name="L1" text:continue-numbering="true">
        <text:list-item>
          <text:list text:continue-numbering="true">
            <text:list-item>
              <text:h text:style-name="P12" text:outline-level="1">Array node functions</text:h>
            </text:list-item>
          </text:list>
        </text:list-item>
      </text:list>
      <text:p text:style-name="P4">An array node function can support functions the available functions are :</text:p>
      <text:list text:style-name="L2">
        <text:list-item>
          <text:p text:style-name="P7"><text:span text:style-name="T3">Size : </text:span><text:span text:style-name="T4">The size function returns the size of the array.</text:span></text:p>
        </text:list-item>
        <text:list-item>
          <text:p text:style-name="P7"><text:span text:style-name="T3">Max : </text:span><text:span text:style-name="T4">The max function takes a model object property as a parameter, and returns the maximum value of the property for all model objects in the array.</text:span></text:p>
        </text:list-item>
        <text:list-item>
          <text:p text:style-name="P7"><text:span text:style-name="T3">Min : </text:span><text:span text:style-name="T4">The min function takes a model object property as a parameter, and returns the minimum value of the property for all model objects in the array.</text:span></text:p>
        </text:list-item>
        <text:list-item>
          <text:p text:style-name="P7"><text:span text:style-name="T3">Sum : </text:span><text:span text:style-name="T4">The sum function takes a model object property as a parameter, and returns the sum of the property for all model objects in the array.</text:span></text:p>
        </text:list-item>
      </text:list>
      <text:list text:style-name="L1" text:continue-numbering="true">
        <text:list-item>
          <text:list text:continue-numbering="true">
            <text:list-item>
              <text:h text:style-name="P12" text:outline-level="1">Available Objects</text:h>
            </text:list-item>
          </text:list>
        </text:list-item>
      </text:list>
      <text:list text:style-name="L3">
        <text:list-item>
          <text:p text:style-name="P8">project : <text:span text:style-name="T4">The project object represents the current project that the PM is working.</text:span></text:p>
          <text:list>
            <text:list-item>
              <text:p text:style-name="P8">availableTasks: <text:span text:style-name="T4">All the available tasks of the project. This property is an array node so functions are supported .To get a task you must use the key of the task. Example expression :project.availableTasks[develop].</text:span></text:p>
              <text:list>
                <text:list-item>
                  <text:p text:style-name="P8">percentageDone : <text:span text:style-name="T4">The percentage that is finished from the task. Example expression : project.availableTasks[develop].percentageDone. This property should be defined in the PSD as an output variable for each task.</text:span></text:p>
                </text:list-item>
                <text:list-item>
                  <text:p text:style-name="P8">currentSchedule : <text:span text:style-name="T4">The current task schedule. Example expression : project.availableTasks[develop].currentSchedule.</text:span></text:p>
                  <text:list>
                    <text:list-item>
                      <text:p text:style-name="P8"><text:soft-page-break/>team: <text:span text:style-name="T4">The team that is working on the schedule. Example expression : project.availableTasks[develop].currentSchedule.team</text:span></text:p>
                      <text:list>
                        <text:list-item>
                          <text:p text:style-name="P8">availableEmployees: <text:span text:style-name="T4">The employees that are currently working on the team. This is an array node and is used for getting properties from employees. Example expression : project.availableTasks[develop].currentSchedule.team.availableEmployees(Size())</text:span></text:p>
                          <text:list>
                            <text:list-item>
                              <text:p text:style-name="P8">employee</text:p>
                              <text:list>
                                <text:list-item>
                                  <text:p text:style-name="P8">experienced : <text:span text:style-name="T4">How experienced the employee is. Example expression : project.availableTasks[develop].currentSchedule.team.availableEmployees(Max(employee#experienced))</text:span></text:p>
                                </text:list-item>
                                <text:list-item>
                                  <text:p text:style-name="P8">developer : <text:span text:style-name="T4">How good developer the employee is. Example expression : project.availableTasks[develop].currentSchedule.team.availableEmployees(Min(employee#developer))</text:span></text:p>
                                </text:list-item>
                                <text:list-item>
                                  <text:p text:style-name="P8">designer : <text:span text:style-name="T4">How good designer the employee is. Example expression : project.availableTasks[develop].currentSchedule.team.availableEmployees(Sum(employee#designer))</text:span></text:p>
                                </text:list-item>
                                <text:list-item>
                                  <text:p text:style-name="P8">tester : <text:span text:style-name="T4">How good tester the employee is. Example expression : project.availableTasks[develop].currentSchedule.team.availableEmployees(Max(employee#tester))</text:span></text:p>
                                </text:list-item>
                                <text:list-item>
                                  <text:p text:style-name="P8">manager : <text:span text:style-name="T4">How good manager the employee is. Example expression : project.availableTasks[develop].currentSchedule.team.availableEmployees(Sum(employee#manager))</text:span></text:p>
                                </text:list-item>
                                <text:list-item>
                                  <text:p text:style-name="P8">intelligent : <text:span text:style-name="T4">How intelligent the employee is. Example expression : project.availableTasks[develop].currentSchedule.team.availableEmployees(Sum(employee#intelligent))</text:span></text:p>
                                </text:list-item>
                                <text:list-item>
                                  <text:p text:style-name="P8">wise : <text:span text:style-name="T4">How wise the employee is. Example expression : project.availableTasks[develop].currentSchedule.team.availableEmployees(Sum(employee#wise))</text:span></text:p>
                                </text:list-item>
                                <text:list-item>
                                  <text:p text:style-name="P8">quickThinker : <text:span text:style-name="T4">How quick thinker the employee is. Example expression : project.availableTasks[develop].currentSchedule.team.availableEmployees(Sum(employee#quickThinker))</text:span></text:p>
                                </text:list-item>
                                <text:list-item>
                                  <text:p text:style-name="P8"><text:soft-page-break/>teamplayer : <text:span text:style-name="T4">How good team player the employee is. Example expression : project.availableTasks[develop].currentSchedule.team.availableEmployees(Sum(employee#teamPlayer))</text:span></text:p>
                                </text:list-item>
                                <text:list-item>
                                  <text:p text:style-name="P8">workaholic : <text:span text:style-name="T4">How much the employee likes to work . Example expression : project.availableTasks[develop].currentSchedule.team.availableEmployees(Sum(employee#workaholic))</text:span></text:p>
                                </text:list-item>
                                <text:list-item>
                                  <text:p text:style-name="P8">arrogant : <text:span text:style-name="T4">How arrogant the employee is. Example expression : project.availableTasks[develop].currentSchedule.team.availableEmployees(Sum(employee#arrogant))</text:span></text:p>
                                </text:list-item>
                                <text:list-item>
                                  <text:p text:style-name="P8">salary : <text:span text:style-name="T4">How much the employee is paid. Example expression : project.availableTasks[develop].currentSchedule.team.availableEmployees(Sum(employee#salary))</text:span></text:p>
                                </text:list-item>
                              </text:list>
                            </text:list-item>
                          </text:list>
                        </text:list-item>
                        <text:list-item>
                          <text:p text:style-name="P8">unavailableEmployees: <text:span text:style-name="T4">The employees that aren't currently working in the team for some reason(vacation etc). This node is the same as the availableEmployees.</text:span></text:p>
                        </text:list-item>
                      </text:list>
                    </text:list-item>
                  </text:list>
                </text:list-item>
              </text:list>
            </text:list-item>
            <text:list-item>
              <text:p text:style-name="P8">percentageDone : <text:span text:style-name="T4">The percentage that is finished.This property must be defined in the PSD as an output variable.</text:span></text:p>
            </text:list-item>
            <text:list-item>
              <text:p text:style-name="P8">quality : <text:span text:style-name="T4">The quality of the project. <text:s/>This property must be defined in the PSD as an output variable.</text:span></text:p>
            </text:list-item>
            <text:list-item>
              <text:p text:style-name="P8">prestigePoints : <text:span text:style-name="T4">The prestige points of the project. This property must be defined in the PSD as an output variable.</text:span></text:p>
            </text:list-item>
            <text:list-item>
              <text:p text:style-name="P9"><text:span text:style-name="T1">budget :</text:span> The budget of the projec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suffix="."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Edward Elric</meta:initial-creator>
    <meta:creation-date>2008-10-15T00:20:43</meta:creation-date>
    <dc:creator>Edward Elric</dc:creator>
    <dc:date>2008-10-26T21:08:00</dc:date>
    <meta:editing-cycles>80</meta:editing-cycles>
    <meta:editing-duration>PT8H9M9S</meta:editing-duration>
    <meta:user-defined meta:name="Info 1"/>
    <meta:user-defined meta:name="Info 2"/>
    <meta:user-defined meta:name="Info 3"/>
    <meta:user-defined meta:name="Info 4"/>
    <meta:document-statistic meta:table-count="0" meta:image-count="0" meta:object-count="0" meta:page-count="5" meta:paragraph-count="44" meta:word-count="653" meta:character-count="5092"/>
  </office:meta>
</office:document-meta>
</file>